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d45b" officeooo:paragraph-rsid="0015d45b"/>
    </style:style>
    <style:style style:name="P2" style:family="paragraph" style:parent-style-name="Standard">
      <style:text-properties officeooo:rsid="00168f35" officeooo:paragraph-rsid="00168f35"/>
    </style:style>
    <style:style style:name="P3" style:family="paragraph" style:parent-style-name="Standard">
      <style:text-properties officeooo:rsid="00174393" officeooo:paragraph-rsid="00174393"/>
    </style:style>
    <style:style style:name="P4" style:family="paragraph" style:parent-style-name="Standard">
      <style:text-properties officeooo:rsid="00174393" officeooo:paragraph-rsid="001920c9"/>
    </style:style>
    <style:style style:name="P5" style:family="paragraph" style:parent-style-name="Standard">
      <style:text-properties officeooo:paragraph-rsid="00174393"/>
    </style:style>
    <style:style style:name="P6" style:family="paragraph" style:parent-style-name="Standard">
      <style:text-properties officeooo:paragraph-rsid="001920c9"/>
    </style:style>
    <style:style style:name="T1" style:family="text">
      <style:text-properties officeooo:rsid="00174393"/>
    </style:style>
    <style:style style:name="T2" style:family="text">
      <style:text-properties officeooo:rsid="001920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JUST ORDER IT</text:p>
      <text:p text:style-name="P1"/>
      <text:p text:style-name="P1">INTRODUCTION</text:p>
      <text:p text:style-name="P1">Just order it is a simple website for my friends who sell in the hall to help them increase their sales.</text:p>
      <text:p text:style-name="P1">The goal of this website is to enable people place orders in their rooms so that it can be delivered to them. </text:p>
      <text:p text:style-name="P1">This can help increase the number of people who patronize my friends services.</text:p>
      <text:p text:style-name="P2">It also improves customer services.</text:p>
      <text:p text:style-name="P2"/>
      <text:p text:style-name="P2"/>
      <text:p text:style-name="P2">EXPECTED LIST OF FEATURES</text:p>
      <text:p text:style-name="P2">1. Display items sold : Items being sold will be displayed.</text:p>
      <text:p text:style-name="P2"/>
      <text:p text:style-name="P2">2.Normal order: Ordering items displayed</text:p>
      <text:p text:style-name="P2"/>
      <text:p text:style-name="P2">3.Special order: Ordering items displayed but in an explicit manner.</text:p>
      <text:p text:style-name="P2"/>
      <text:p text:style-name="P2">4. Discounts and promotions: There would be occasional discounts and promotions.</text:p>
      <text:p text:style-name="P2"/>
      <text:p text:style-name="P2"/>
      <text:p text:style-name="P2">MARKET SURVEY</text:p>
      <text:p text:style-name="P3">There a lot of shopping websites. Some of which are</text:p>
      <text:p text:style-name="P3">1.https://www.ballarddesigns.com/</text:p>
      <text:p text:style-name="P3">2.http://www.brocadehome.com/</text:p>
      <text:p text:style-name="P3">3.http://www.wisteria.com/</text:p>
      <text:p text:style-name="P3">4.https://www.allmodern.com/</text:p>
      <text:p text:style-name="P5"><text:span text:style-name="T1">5.https://amusespot.com/</text:span></text:p>
      <text:p text:style-name="P3">6.https://www.ugallery.com/</text:p>
      <text:p text:style-name="P1"/>
      <text:p text:style-name="P3">These websites have the same idea but just order it is a very simple website for a very small amount of people so the features are very few. It is possible that other features will be added in the future.</text:p>
      <text:p text:style-name="P1"/>
      <text:p text:style-name="P3">REFRENCES</text:p>
      <text:p text:style-name="P3">1.<text:a xlink:type="simple" xlink:href="https://www.realsimple.com/work-life/money/spending/best-shopping-websites#best-home-goods-shopping-websites" text:style-name="Internet_20_link" text:visited-style-name="Visited_20_Internet_20_Link">https://www.realsimple.com/work-life/money/spending/best-shopping-websites#best-home-goods-shopping-websites</text:a></text:p>
      <text:p text:style-name="P4"><text:span text:style-name="T2">2</text:span>. https://www.ballarddesigns.com/</text:p>
      <text:p text:style-name="P4"><text:span text:style-name="T2">3</text:span>.http://www.brocadehome.com/</text:p>
      <text:p text:style-name="P4"><text:span text:style-name="T2">4</text:span>.http://www.wisteria.com/</text:p>
      <text:p text:style-name="P4"><text:span text:style-name="T2">5</text:span>.https://www.allmodern.com/</text:p>
      <text:p text:style-name="P6"><text:span text:style-name="T2">6.https://amusespot.com/</text:span></text:p>
      <text:p text:style-name="P4"><text:span text:style-name="T2">7</text:span>.https://www.ugallery.com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7T16:56:44.072574680</meta:creation-date>
    <dc:date>2017-10-27T17:30:03.816363929</dc:date>
    <meta:editing-duration>PT1M48S</meta:editing-duration>
    <meta:editing-cycles>1</meta:editing-cycles>
    <meta:document-statistic meta:table-count="0" meta:image-count="0" meta:object-count="0" meta:page-count="1" meta:paragraph-count="28" meta:word-count="173" meta:character-count="1346" meta:non-whitespace-character-count="1200"/>
    <meta:generator>LibreOffice/5.1.2.2$Linux_X86_64 LibreOffice_project/10m0$Build-2</meta:generator>
  </office:meta>
</office:document-meta>
</file>